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fe9c" officeooo:paragraph-rsid="000dfe9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ba2f" officeooo:paragraph-rsid="000fba2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3325" officeooo:paragraph-rsid="0011332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3325" officeooo:paragraph-rsid="001133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3325" officeooo:paragraph-rsid="0011332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3325" officeooo:paragraph-rsid="0011332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7f7f" officeooo:paragraph-rsid="00117f7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117f7f"/>
    </style:style>
    <style:style style:name="P13" style:family="paragraph" style:parent-style-name="Standard">
      <style:paragraph-properties fo:text-align="start" style:justify-single-word="false"/>
      <style:text-properties officeooo:paragraph-rsid="00117f7f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paragraph-rsid="0012e3f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14e65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16b37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1750a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paragraph-rsid="0018bba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paragraph-rsid="0016b378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paragraph-rsid="0016b378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T1" style:family="text">
      <style:text-properties officeooo:rsid="000fba2f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officeooo:rsid="0011332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text-underline-style="none" fo:font-weight="normal" officeooo:rsid="00117f7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22222" loext:opacity="100%" fo:letter-spacing="normal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12e3fd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 officeooo:rsid="0012e3fd" style:font-size-asian="12pt" style:font-size-complex="12pt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1424c0" style:font-size-asian="12pt" style:font-size-complex="12pt"/>
    </style:style>
    <style:style style:name="T12" style:family="text">
      <style:text-properties fo:font-variant="normal" fo:text-transform="none" fo:color="#222222" loext:opacity="100%" fo:font-size="12pt" fo:letter-spacing="normal" fo:font-style="normal" fo:font-weight="normal" officeooo:rsid="001424c0"/>
    </style:style>
    <style:style style:name="T13" style:family="text">
      <style:text-properties fo:font-variant="normal" fo:text-transform="none" fo:color="#222222" loext:opacity="100%" fo:letter-spacing="normal" fo:font-style="normal" fo:font-weight="normal"/>
    </style:style>
    <style:style style:name="T14" style:family="text">
      <style:text-properties fo:font-variant="normal" fo:text-transform="none" fo:color="#222222" loext:opacity="100%" fo:letter-spacing="normal" fo:font-style="normal" fo:font-weight="normal" officeooo:rsid="0014e658"/>
    </style:style>
    <style:style style:name="T15" style:family="text">
      <style:text-properties fo:font-variant="normal" fo:text-transform="none" fo:color="#222222" loext:opacity="100%" fo:letter-spacing="normal" officeooo:rsid="0014e658"/>
    </style:style>
    <style:style style:name="T16" style:family="text">
      <style:text-properties fo:font-variant="normal" fo:text-transform="none" fo:color="#222222" loext:opacity="100%" fo:letter-spacing="normal" officeooo:rsid="00155b10"/>
    </style:style>
    <style:style style:name="T17" style:family="text">
      <style:text-properties fo:font-variant="normal" fo:text-transform="none" fo:color="#222222" loext:opacity="100%" fo:letter-spacing="normal" fo:font-style="normal" fo:font-weight="normal" officeooo:rsid="00155b10"/>
    </style:style>
    <style:style style:name="T18" style:family="text">
      <style:text-properties fo:font-variant="normal" fo:text-transform="none" fo:color="#222222" loext:opacity="100%" fo:letter-spacing="normal" fo:font-style="normal" fo:font-weight="normal" officeooo:rsid="0016b378"/>
    </style:style>
    <style:style style:name="T19" style:family="text">
      <style:text-properties fo:font-variant="normal" fo:text-transform="none" fo:color="#222222" loext:opacity="100%" fo:letter-spacing="normal" fo:font-style="normal" fo:font-weight="normal" officeooo:rsid="001750aa"/>
    </style:style>
    <style:style style:name="T20" style:family="text">
      <style:text-properties fo:font-variant="normal" fo:text-transform="none" fo:color="#222222" loext:opacity="100%" fo:letter-spacing="normal" fo:font-style="normal" fo:font-weight="normal" officeooo:rsid="0018bbad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6b378" style:font-size-asian="12pt" style:font-size-complex="12pt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8bbad" style:font-size-asian="12pt" style:font-size-complex="12pt"/>
    </style:style>
    <style:style style:name="T24" style:family="text">
      <style:text-properties fo:font-variant="normal" fo:text-transform="none" fo:color="#222222" loext:opacity="100%" fo:font-size="12pt" fo:letter-spacing="normal" fo:font-style="normal" fo:font-weight="normal" officeooo:rsid="0016b378" style:font-size-asian="12pt" style:font-size-complex="12pt"/>
    </style:style>
    <style:style style:name="T25" style:family="text">
      <style:text-properties fo:font-variant="normal" fo:text-transform="none" fo:color="#222222" loext:opacity="100%" fo:font-size="12pt" fo:letter-spacing="normal" fo:font-style="normal" fo:font-weight="normal" officeooo:rsid="0018bbad" style:font-size-asian="12pt" style:font-size-complex="12pt"/>
    </style:style>
    <style:style style:name="T26" style:family="text">
      <style:text-properties fo:font-variant="normal" fo:text-transform="none" fo:color="#222222" loext:opacity="100%" fo:font-size="12pt" fo:letter-spacing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ovie<text:span text:style-name="T1">Web</text:span>.</text:p>
      <text:p text:style-name="P2"/>
      <text:p text:style-name="P2"/>
      <text:p text:style-name="P3"/>
      <text:p text:style-name="P3"/>
      <text:p text:style-name="P4">MovieWeb es una aplicación web que permite a los usuarios explorar una amplia colección de películas, buscar información detallada sobre cada una <text:s/>y gestionar su propia lista de películas favoritas.</text:p>
      <text:p text:style-name="P4">Además, los usuarios pueden escribir y leer reseñas, llevar un historial de películas vistas y administrar su perfil.</text:p>
      <text:p text:style-name="P4"/>
      <text:p text:style-name="P4"/>
      <text:p text:style-name="P4"/>
      <text:p text:style-name="P4"/>
      <text:p text:style-name="P4"/>
      <text:p text:style-name="P4"><text:span text:style-name="T2">Características principales:</text:span><text:line-break/></text:p>
      <text:p text:style-name="P4">- Registro e inicio de sesión de usuarios.</text:p>
      <text:p text:style-name="P4"/>
      <text:p text:style-name="P4">- Búsqueda de películas mediante API externa.</text:p>
      <text:p text:style-name="P4"/>
      <text:p text:style-name="P4">- Agregar y gestionar películas favoritas.</text:p>
      <text:p text:style-name="P4"/>
      <text:p text:style-name="P4">- Escribir, <text:span text:style-name="T3">eliminar y leer </text:span>reseñas de películas.</text:p>
      <text:p text:style-name="P4"/>
      <text:p text:style-name="P4">- Configuración de perfil de usuario (cambio de contraseña , eliminación de cuenta , <text:span text:style-name="T3">subir imagen a su perfil</text:span>).</text:p>
      <text:p text:style-name="P4"/>
      <text:p text:style-name="P4"/>
      <text:p text:style-name="P4"/>
      <text:p text:style-name="P4"/>
      <text:p text:style-name="P5">Tecnologías utilizadas:</text:p>
      <text:p text:style-name="P6"/>
      <text:p text:style-name="P7"><text:span text:style-name="T4">Frontend:</text:span> React, Bootstrap.</text:p>
      <text:p text:style-name="P8"/>
      <text:p text:style-name="P7"><text:span text:style-name="T4">Backend: </text:span>Express, Node.js</text:p>
      <text:p text:style-name="P7"/>
      <text:p text:style-name="P7"><text:span text:style-name="T4">Bases de datos:</text:span> Mysql (usuarios y películas vistas) , MongoDB (películas favoritas, reseñas e imagen de perfil).</text:p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Estructura del proyecto. </text:p>
      <text:p text:style-name="P11"/>
      <text:p text:style-name="P12"><text:span text:style-name="T5">/proyecto_final_MovieWeb</text:span><text:line-break/><text:span text:style-name="T6">│── </text:span><text:span text:style-name="T7">/client  <text:s text:c="7"/> # Aplicación frontend en React</text:span><text:line-break/><text:span text:style-name="T6">│── </text:span><text:span text:style-name="T7">/server    <text:s text:c="4"/># Servidor backend en Express</text:span><text:span text:style-name="T6"> </text:span></text:p>
      <text:p text:style-name="P13"><text:span text:style-name="T6"/></text:p>
      <text:p text:style-name="P13"><text:span text:style-name="T6"/></text:p>
      <text:p text:style-name="P14"><text:span text:style-name="T7">/client</text:span></text:p>
      <text:p text:style-name="P14"><text:span text:style-name="T7">│── /</text:span><text:span text:style-name="T8">docs <text:s text:c="21"/># Documentación JSDoc</text:span><text:span text:style-name="T6"><text:line-break/>│── </text:span><text:span text:style-name="T7">/src <text:s text:c="4"/></text:span><text:span text:style-name="T6"><text:line-break/>│   │── </text:span><text:span text:style-name="T7">/</text:span><text:span text:style-name="T8">adminHooks</text:span><text:span text:style-name="T7">    </text:span><text:span text:style-name="T9"> # Componentes reutilizables <text:s/></text:span><text:span text:style-name="T10">para el admin </text:span><text:span text:style-name="T11">(Status y Fetch)</text:span><text:span text:style-name="T9">.</text:span></text:p>
      <text:p text:style-name="P14"><text:span text:style-name="T7">│ <text:s text:c="2"/>│── /</text:span><text:span text:style-name="T8">adminPages</text:span><text:span text:style-name="T7">     <text:s/># Componente (</text:span><text:span text:style-name="T12">AdminDashboard</text:span><text:span text:style-name="T8">)</text:span><text:span text:style-name="T7"> .</text:span></text:p>
      <text:p text:style-name="P14"><text:span text:style-name="T7">│ <text:s text:c="2"/>│── /</text:span><text:span text:style-name="T8">admincomponents</text:span><text:span text:style-name="T7">     # Componentes reutilizables </text:span><text:span text:style-name="T12">para las vistas en AdminDashborad.</text:span><text:span text:style-name="T7"> </text:span></text:p>
      <text:p text:style-name="P14"><text:span text:style-name="T7">│ <text:s text:c="3"/></text:span><text:span text:style-name="T8">|</text:span><text:span text:style-name="T7"> ── /components      # Componentes reutilizables </text:span><text:span text:style-name="T12">para las vistas del usuario(Favorite,Reviews, etc).</text:span><text:span text:style-name="T6"><text:line-break/>│   │── </text:span><text:span text:style-name="T7">/</text:span><text:span text:style-name="T8">hooks</text:span><text:span text:style-name="T7">          <text:s text:c="5"/># <text:s/></text:span><text:span text:style-name="T12">Hook personalizado para los Fetch y validación del password.</text:span><text:span text:style-name="T6"><text:line-break/>│   │── </text:span><text:span text:style-name="T7">/</text:span><text:span text:style-name="T8">images</text:span><text:span text:style-name="T7">      <text:s text:c="5"/>  # <text:s/></text:span><text:span text:style-name="T12">Imagenes de vistas.</text:span><text:span text:style-name="T6"><text:line-break/>│   │── </text:span><text:span text:style-name="T7">/</text:span><text:span text:style-name="T8">pages</text:span><text:span text:style-name="T7">        <text:s text:c="6"/># </text:span><text:span text:style-name="T12">Vistas de páginas (Home , Login , NotFound).</text:span><text:span text:style-name="T6"><text:line-break/>│   │── </text:span><text:span text:style-name="T7">/</text:span><text:span text:style-name="T8">providers</text:span><text:span text:style-name="T7">      <text:s text:c="2"/># </text:span><text:span text:style-name="T12">Contextos reutillizables</text:span><text:span text:style-name="T7"> (</text:span><text:span text:style-name="T12">Auth, Favorites,Profile,Reviews,Search,Watched</text:span><text:span text:style-name="T7">).</text:span></text:p>
      <text:p text:style-name="P14"><text:span text:style-name="T7">│ <text:s text:c="2"/>│── /</text:span><text:span text:style-name="T8">styles</text:span><text:span text:style-name="T7">      <text:s text:c="7"/># <text:s/></text:span><text:span text:style-name="T12">Estilos CSS . </text:span><text:span text:style-name="T7"><text:s/></text:span></text:p>
      <text:p text:style-name="P14"><text:span text:style-name="T7">│ <text:s text:c="2"/>│── /</text:span><text:span text:style-name="T8">utils</text:span><text:span text:style-name="T7">      <text:s text:c="9"/># <text:s/></text:span><text:span text:style-name="T12">Manejadores de rutas privadas (AdminRoute y PrivateRoute).</text:span><text:span text:style-name="T6"><text:line-break/>│   │── </text:span><text:span text:style-name="T7">App.js          <text:s text:c="2"/># Componente principal de la aplicación</text:span><text:span text:style-name="T6"><text:line-break/>│   │── </text:span><text:span text:style-name="T7">index.js      <text:s text:c="3"/># Punto de entrada de React</text:span><text:span text:style-name="T6"><text:line-break/>│── </text:span><text:span text:style-name="T7">/public              <text:s text:c="2"/># Archivos estáticos como imágenes y favicon</text:span><text:span text:style-name="T6"><text:line-break/>│── </text:span><text:span text:style-name="T7">package.json      <text:s/># Dependencias y configuración del frontend</text:span><text:span text:style-name="T6"> </text:span></text:p>
      <text:p text:style-name="P12"><text:span text:style-name="T6"/></text:p>
      <text:p text:style-name="P13"><text:span text:style-name="T6"/></text:p>
      <text:p text:style-name="P13"><text:span text:style-name="T6"/></text:p>
      <text:p text:style-name="P15"><text:span text:style-name="T13">/server</text:span><text:span text:style-name="T6"><text:line-break/>│   │── </text:span><text:span text:style-name="T13">/</text:span><text:span text:style-name="T14">Diagrams</text:span><text:span text:style-name="T13">        # </text:span><text:span text:style-name="T14">Diagramas Dia para Admin , usuario y secuencia favoritos.</text:span><text:span text:style-name="T6"><text:line-break/>│   │── </text:span><text:span text:style-name="T13">/</text:span><text:span text:style-name="T14">_test_Jmeter <text:s text:c="2"/></text:span><text:span text:style-name="T13"># </text:span><text:span text:style-name="T14">Archivos de la prueba Jmeter para 50 Login usuarios.</text:span><text:span text:style-name="T6"><text:line-break/>│   │── </text:span><text:span text:style-name="T13">/</text:span><text:span text:style-name="T14">_test_</text:span><text:span text:style-name="T13">     # </text:span><text:span text:style-name="T14">Pruebas JEST y Selenium para Login, WatchHistory,Favorites y Reviews.</text:span><text:span text:style-name="T6"><text:line-break/>│   │── </text:span><text:span text:style-name="T13">/</text:span><text:span text:style-name="T14">adminControllers</text:span><text:span text:style-name="T13">   # </text:span><text:span text:style-name="T14">Controladores para el Admin.</text:span><text:span text:style-name="T6"><text:line-break/>│   │── </text:span><text:span text:style-name="T13">/</text:span><text:span text:style-name="T14">controllers</text:span><text:span text:style-name="T13">      # Con</text:span><text:span text:style-name="T14">troladores para el usuario.</text:span><text:span text:style-name="T6"><text:line-break/>│   │── /</text:span><text:span text:style-name="T15">d</text:span><text:span text:style-name="T16">atabae</text:span><text:span text:style-name="T13">       <text:s text:c="5"/># </text:span><text:span text:style-name="T14">Manejo de conexiones a las base de datos.</text:span></text:p>
      <text:p text:style-name="P16"><text:span text:style-name="T13">│   │── /</text:span><text:span text:style-name="T14">d</text:span><text:span text:style-name="T17">ocs</text:span><text:span text:style-name="T13">      <text:s text:c="10"/># </text:span><text:span text:style-name="T17">JSDoc </text:span></text:p>
      <text:p text:style-name="P16"><text:span text:style-name="T13">│   │── /</text:span><text:span text:style-name="T18">files </text:span><text:span text:style-name="T13">        <text:s text:c="7"/># </text:span><text:span text:style-name="T18">Carpeta para las imágenes de los usuarios</text:span></text:p>
      <text:p text:style-name="P16"><text:span text:style-name="T13">│   │── /</text:span><text:span text:style-name="T18">models</text:span><text:span text:style-name="T13">      <text:s text:c="5"/># <text:s/></text:span><text:span text:style-name="T18">Models de las base de datos</text:span></text:p>
      <text:p text:style-name="P17"><text:span text:style-name="T18">│   │<text:tab/>│── MongoModels <text:s/></text:span><text:span text:style-name="T19"># Modelos para MongoDB de los usuarios</text:span></text:p>
      <text:p text:style-name="P17"><text:span text:style-name="T18">│   │<text:tab/><text:tab/>|── AdminMongoModels <text:s/></text:span><text:span text:style-name="T19"># Modelos para MongoDB del admin</text:span></text:p>
      <text:p text:style-name="P16"><text:span text:style-name="T13">│   │── /</text:span><text:span text:style-name="T18">mongoCollections</text:span><text:span text:style-name="T13">        # <text:s/></text:span><text:span text:style-name="T19">Archivos bson y json de las collecciones de MongoDB</text:span></text:p>
      <text:p text:style-name="P16"><text:span text:style-name="T13">│   │── /</text:span><text:span text:style-name="T18">mysqlScript</text:span><text:span text:style-name="T13">   <text:s text:c="6"/># </text:span><text:span text:style-name="T19">Archivo sql con el script mySql</text:span></text:p>
      <text:p text:style-name="P16"><text:span text:style-name="T13">│   │── /</text:span><text:span text:style-name="T18">render</text:span><text:span text:style-name="T13"> <text:tab/></text:span><text:span text:style-name="T19"># Prueba de la aplicación con <text:s/>render </text:span></text:p>
      <text:p text:style-name="P16"><text:span text:style-name="T13">│   │── /</text:span><text:span text:style-name="T18">routes</text:span><text:span text:style-name="T13">   <text:s text:c="6"/># <text:s/></text:span><text:span text:style-name="T19">Endpoints de la aplicación</text:span></text:p>
      <text:p text:style-name="P16"><text:span text:style-name="T13">│   │── /</text:span><text:span text:style-name="T18">utils</text:span><text:span text:style-name="T13">      <text:s text:c="5"/># <text:s/></text:span><text:span text:style-name="T19"><text:s text:c="2"/>Utilidad</text:span><text:span text:style-name="T20">es</text:span><text:span text:style-name="T19"> .</text:span></text:p>
      <text:p text:style-name="P18"><text:span text:style-name="T19">│   │<text:tab/>| ── Admin <text:s text:c="3"/># Middleware de confirmación del Admin.</text:span></text:p>
      <text:p text:style-name="P18"><text:span text:style-name="T19">│   │<text:tab/>| ── Nodemailer <text:s/># Middleware para manejar el envío de correo cambio de contraseña.</text:span></text:p>
      <text:p text:style-name="P18"><text:span text:style-name="T19">│   │<text:tab/>| ── Swagger <text:s text:c="4"/># Configuración swagger y archivos yaml.</text:span></text:p>
      <text:p text:style-name="P18"><text:span text:style-name="T19">│   │<text:tab/>| ── Token <text:s text:c="3"/># Middleware para manejo del token</text:span></text:p>
      <text:p text:style-name="P18"><text:span text:style-name="T19">│   │<text:tab/>| ── UploadManager <text:s/>#configuración multer para subir imagenes del Profile.</text:span></text:p>
      <text:p text:style-name="P18"><text:span text:style-name="T19">│   │</text:span></text:p>
      <text:p text:style-name="P16"><text:span text:style-name="T13">│   │── /</text:span><text:span text:style-name="T18">app.js</text:span><text:span text:style-name="T13">        # Punto de entrada del servidor</text:span></text:p>
      <text:p text:style-name="P19"><text:soft-page-break/><text:span text:style-name="T21">│   │── /</text:span><text:span text:style-name="T22">babel.config.cjs</text:span><text:span text:style-name="T21">      # </text:span><text:span text:style-name="T23">Configurar Babel para transformar código </text:span><text:span text:style-name="T20">JavaScript </text:span><text:span text:style-name="T23">.</text:span></text:p>
      <text:p text:style-name="P16"><text:span text:style-name="T13">│   │── /</text:span><text:span text:style-name="T18">jest.config.cjs</text:span><text:span text:style-name="T13">     # </text:span><text:span text:style-name="T20">Configuración de JEST</text:span></text:p>
      <text:p text:style-name="P20"><text:span text:style-name="T9">│   │── /</text:span><text:span text:style-name="T24">jsdoc.json</text:span><text:span text:style-name="T9">       # <text:s/></text:span><text:span text:style-name="T25">Configuración JSDoc</text:span><text:span text:style-name="T26"><text:line-break/>│── </text:span><text:span text:style-name="T9">package.json        # Dependencias y configuración del backend.</text:span><text:span text:style-name="T26"><text:line-break/>│── </text:span><text:span text:style-name="T9">.env               # Variables de entorno (no se sub</text:span><text:span text:style-name="T7">e al repositorio)</text:span><text:span text:style-name="T6"> </text:span></text:p>
      <text:p text:style-name="P12"><text:span text:style-name="T6"/></text:p>
      <text:p text:style-name="P13"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37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6:44:45.063000000</meta:creation-date>
    <meta:generator>LibreOffice/24.8.5.2$Windows_X86_64 LibreOffice_project/fddf2685c70b461e7832239a0162a77216259f22</meta:generator>
    <dc:date>2025-03-10T19:19:13.218000000</dc:date>
    <meta:editing-duration>PT1H25M7S</meta:editing-duration>
    <meta:editing-cycles>8</meta:editing-cycles>
    <meta:document-statistic meta:table-count="0" meta:image-count="0" meta:object-count="0" meta:page-count="3" meta:paragraph-count="43" meta:word-count="564" meta:character-count="3896" meta:non-whitespace-character-count="2939"/>
  </office:meta>
</office:document-meta>
</file>